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76f8" officeooo:paragraph-rsid="002076f8"/>
    </style:style>
    <style:style style:name="P2" style:family="paragraph" style:parent-style-name="Standard">
      <style:text-properties fo:font-size="16pt" officeooo:rsid="001e9621" officeooo:paragraph-rsid="001e9621" style:font-size-asian="16pt" style:font-size-complex="16pt"/>
    </style:style>
    <style:style style:name="P3" style:family="paragraph" style:parent-style-name="Standard">
      <style:text-properties fo:font-size="16pt" officeooo:rsid="002076f8" officeooo:paragraph-rsid="002076f8" style:font-size-asian="16pt" style:font-size-complex="16pt"/>
    </style:style>
    <style:style style:name="P4" style:family="paragraph" style:parent-style-name="Standard">
      <style:text-properties officeooo:rsid="0020fb0f" officeooo:paragraph-rsid="0020fb0f"/>
    </style:style>
    <style:style style:name="P5" style:family="paragraph" style:parent-style-name="Standard">
      <loext:graphic-properties draw:fill="none"/>
      <style:paragraph-properties fo:margin-left="0.4366in" fo:margin-right="0in" fo:text-indent="0in" style:auto-text-indent="false" fo:background-color="transparent"/>
      <style:text-properties fo:font-size="16pt" officeooo:paragraph-rsid="001e9621" style:font-size-asian="16pt" style:font-size-complex="16pt"/>
    </style:style>
    <style:style style:name="P6" style:family="paragraph" style:parent-style-name="Standard">
      <loext:graphic-properties draw:fill="none"/>
      <style:paragraph-properties fo:margin-left="0.4366in" fo:margin-right="0in" fo:text-indent="0in" style:auto-text-indent="false" fo:background-color="transparent"/>
      <style:text-properties fo:font-size="16pt" officeooo:rsid="001e9621" officeooo:paragraph-rsid="002076f8" style:font-size-asian="16pt" style:font-size-complex="16pt"/>
    </style:style>
    <style:style style:name="P7" style:family="paragraph" style:parent-style-name="Standard">
      <loext:graphic-properties draw:fill="none"/>
      <style:paragraph-properties fo:margin-left="0.4366in" fo:margin-right="0in" fo:text-indent="0in" style:auto-text-indent="false" fo:background-color="transparent"/>
      <style:text-properties fo:font-size="16pt" officeooo:rsid="002076f8" officeooo:paragraph-rsid="002076f8" style:font-size-asian="16pt" style:font-size-complex="16pt"/>
    </style:style>
    <style:style style:name="P8" style:family="paragraph" style:parent-style-name="Standard">
      <loext:graphic-properties draw:fill="none"/>
      <style:paragraph-properties fo:margin-left="0.4366in" fo:margin-right="0in" fo:text-indent="0in" style:auto-text-indent="false" fo:background-color="transparent"/>
      <style:text-properties fo:font-size="16pt" officeooo:paragraph-rsid="002076f8" style:font-size-asian="16pt" style:font-size-complex="16pt"/>
    </style:style>
    <style:style style:name="P9" style:family="paragraph" style:parent-style-name="Standard" style:master-page-name="">
      <loext:graphic-properties draw:fill="none"/>
      <style:paragraph-properties fo:margin-left="0.4366in" fo:margin-right="0in" fo:text-indent="0in" style:auto-text-indent="false" style:page-number="auto" fo:background-color="transparent"/>
      <style:text-properties fo:font-size="16pt" officeooo:paragraph-rsid="001e9621" style:font-size-asian="16pt" style:font-size-complex="16pt"/>
    </style:style>
    <style:style style:name="T1" style:family="text">
      <style:text-properties officeooo:rsid="001e962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 officeooo:rsid="001e9621"/>
    </style:style>
    <style:style style:name="T4" style:family="text">
      <style:text-properties officeooo:rsid="002076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lex is the name of our final project me Yassine Baghdadi and my colegue Maria frij , the project is an mini virtual assistante , it can do almost 12 operations by commands so far :</text:p>
      <text:p text:style-name="P2"/>
      <text:p text:style-name="P9"><text:span text:style-name="T1">1 – get the events from google calendar by the command : </text:span><text:span text:style-name="T2">what i have for {date}</text:span> <text:span text:style-name="T1">or </text:span><text:span text:style-name="T2">my events for {date} .</text:span></text:p>
      <text:p text:style-name="P5"><text:span text:style-name="T2"/></text:p>
      <text:p text:style-name="P5"><text:span text:style-name="T3">2 – send email by saying : </text:span>send <text:span text:style-name="T1">or </text:span>create <text:span text:style-name="T1">or</text:span> new email/<text:span text:style-name="T1">mail .</text:span></text:p>
      <text:p text:style-name="P5"/>
      <text:p text:style-name="P6">3 – <text:span text:style-name="T4">doing some search for you : search “ keyword ” .</text:span></text:p>
      <text:p text:style-name="P6"/>
      <text:p text:style-name="P5"><text:span text:style-name="T4">4 – get some fun by telling you jokes by : </text:span>tell me a joke.</text:p>
      <text:p text:style-name="P5"/>
      <text:p text:style-name="P7">5 – go to a url or website : go to exemple.com .</text:p>
      <text:p text:style-name="P7"/>
      <text:p text:style-name="P7">6 – start an application : start “app name” .</text:p>
      <text:p text:style-name="P7"/>
      <text:p text:style-name="P7">7 – know the weather of an city : weather “the city name”.</text:p>
      <text:p text:style-name="P7"/>
      <text:p text:style-name="P7">8 – you can manipulate with music : start or pause or stop music .</text:p>
      <text:p text:style-name="P7"/>
      <text:p text:style-name="P7">9 – get an picture (must plug in an camera if you don’t have an integrated camera) : take a picture.</text:p>
      <text:p text:style-name="P7"/>
      <text:p text:style-name="P7">10 – send an SMS : send sms .</text:p>
      <text:p text:style-name="P7"/>
      <text:p text:style-name="P8"><text:span text:style-name="T4">11 – turn off the computer : <text:s/>shutdown the computer .</text:span></text:p>
      <text:p text:style-name="P8"/>
      <text:p text:style-name="P7">12 – exit from the application : exit or goodbye or stop working.</text:p>
      <text:p text:style-name="P3"/>
      <text:p text:style-name="P1"/>
      <text:p text:style-name="P1">And any time you get confused just say “help” she will tell you what she can do .</text:p>
      <text:p text:style-name="P1"/>
      <text:p text:style-name="P4">NOTE : it has issues with windows for now but it working just fine on linux (debian based linux) .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6T14:14:11.435470303</meta:creation-date>
    <dc:date>2020-11-26T14:49:38.983303778</dc:date>
    <meta:editing-duration>PT1M10S</meta:editing-duration>
    <meta:editing-cycles>1</meta:editing-cycles>
    <meta:document-statistic meta:table-count="0" meta:image-count="0" meta:object-count="0" meta:page-count="1" meta:paragraph-count="15" meta:word-count="232" meta:character-count="1100" meta:non-whitespace-character-count="870"/>
    <meta:generator>LibreOffice/6.3.6.2$Linux_X86_64 LibreOffice_project/30$Build-2</meta:generator>
  </office:meta>
</office:document-meta>
</file>